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4.957cm" fo:min-width="3.81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12cm" fo:min-width="3.818cm"/>
    </style:style>
    <style:style style:name="gr3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2.971cm" fo:min-width="3.8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23cm" fo:min-width="3.88cm"/>
    </style:style>
    <style:style style:name="gr5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3.052cm" fo:min-width="3.81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28cm" fo:min-width="3.818cm"/>
    </style:style>
    <style:style style:name="gr7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4.149cm" fo:min-width="3.818cm"/>
    </style:style>
    <style:style style:name="gr8" style:family="graphic" style:parent-style-name="standard">
      <style:graphic-properties draw:textarea-horizontal-align="justify" draw:textarea-vertical-align="middle" draw:auto-grow-height="false" fo:min-height="1.084cm" fo:min-width="1.088cm"/>
    </style:style>
    <style:style style:name="gr9" style:family="graphic" style:parent-style-name="standard">
      <style:graphic-properties svg:stroke-color="#000000" draw:fill-color="#000000" draw:textarea-vertical-align="middle" draw:auto-grow-height="false" fo:min-height="0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eeeeee" draw:fill-color="#ffffff" draw:textarea-horizontal-align="justify" draw:textarea-vertical-align="middle" draw:auto-grow-height="false" fo:min-height="0.639cm" fo:min-width="18.5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1.241cm" fo:min-width="13.564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808080"/>
    </style:style>
    <style:style style:name="P9" style:family="paragraph">
      <loext:graphic-properties draw:fill-color="#ffffff"/>
      <style:paragraph-properties fo:text-align="center"/>
      <style:text-properties fo:color="#808080"/>
    </style:style>
    <style:style style:name="P10" style:family="paragraph">
      <style:paragraph-properties fo:text-align="center"/>
      <style:text-properties fo:color="#ffffff" fo:background-color="#666666"/>
    </style:style>
    <style:style style:name="P11" style:family="paragraph">
      <loext:graphic-properties draw:fill-color="#666666"/>
      <style:paragraph-properties fo:text-align="center"/>
      <style:text-properties fo:color="#ffffff" fo:background-color="#666666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solid" style:text-underline-width="auto" style:text-underline-color="font-color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808080"/>
    </style:style>
    <style:style style:name="T5" style:family="text">
      <style:text-properties fo:color="#ffffff" fo:background-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318cm" svg:height="5.207cm" svg:x="2.651cm" svg:y="7.172cm">
          <text:p text:style-name="P1"><text:span text:style-name="T1"/></text:p>
          <text:p text:style-name="P1"><text:span text:style-name="T1"/></text:p>
          <text:p text:style-name="P1"><text:span text:style-name="T1">r</text:span><text:span text:style-name="T1">ol</text:span><text:span text:style-name="T1">l_</text:span><text:span text:style-name="T1">n</text:span><text:span text:style-name="T1">o</text:span><text:span text:style-name="T2"> </text:span></text:p>
          <text:p text:style-name="P1"><text:span text:style-name="T2">n</text:span><text:span text:style-name="T2">a</text:span><text:span text:style-name="T2">m</text:span><text:span text:style-name="T2">e</text:span></text:p>
          <text:p text:style-name="P1"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/text:p>
          <text:p text:style-name="P1"><text:span text:style-name="T2">c</text:span><text:span text:style-name="T2">o</text:span><text:span text:style-name="T2">n</text:span><text:span text:style-name="T2">t</text:span><text:span text:style-name="T2">a</text:span><text:span text:style-name="T2">c</text:span><text:span text:style-name="T2">t</text:span></text:p>
          <text:p text:style-name="P1"><text:span text:style-name="T2">e</text:span><text:span text:style-name="T2">m</text:span><text:span text:style-name="T2">ai</text:span><text:span text:style-name="T2">l</text:span></text:p>
          <text:p text:style-name="P1"><text:span text:style-name="T2">s</text:span><text:span text:style-name="T2">e</text:span><text:span text:style-name="T2">m</text:span><text:span text:style-name="T2">e</text:span><text:span text:style-name="T2">s</text:span><text:span text:style-name="T2">t</text:span><text:span text:style-name="T2">e</text:span><text:span text:style-name="T2">r</text:span><text:span text:style-name="T2">_</text:span><text:span text:style-name="T2">n</text:span><text:span text:style-name="T2">o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18cm" svg:height="0.762cm" svg:x="2.651cm" svg:y="7.172cm">
          <text:p text:style-name="P3">Student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38cm" svg:height="3.221cm" svg:x="2.589cm" svg:y="21.649cm">
          <text:p text:style-name="P1"><text:span text:style-name="T1"/></text:p>
          <text:p text:style-name="P1"><text:span text:style-name="T1"/></text:p>
          <text:p text:style-name="P1"><text:span text:style-name="T1">subject_code</text:span><text:span text:style-name="T2"> </text:span></text:p>
          <text:p text:style-name="P1"><text:span text:style-name="T2">name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4.38cm" svg:height="0.773cm" svg:x="2.589cm" svg:y="21.649cm">
          <text:p text:style-name="P3">Subjec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3.302cm" svg:x="14.451cm" svg:y="21.515cm">
          <text:p text:style-name="P1"><text:span text:style-name="T1"/></text:p>
          <text:p text:style-name="P1"><text:span text:style-name="T1"/></text:p>
          <text:p text:style-name="P1"><text:span text:style-name="T1">room_no</text:span><text:span text:style-name="T2"> </text:span></text:p>
          <text:p text:style-name="P1"><text:span text:style-name="T2">building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18cm" svg:height="0.778cm" svg:x="14.451cm" svg:y="21.572cm">
          <text:p text:style-name="P3">Classroom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318cm" svg:height="4.399cm" svg:x="14.151cm" svg:y="7.172cm">
          <text:p text:style-name="P1"><text:span text:style-name="T1"/></text:p>
          <text:p text:style-name="P1"><text:span text:style-name="T1"/></text:p>
          <text:p text:style-name="P1"><text:span text:style-name="T1">id</text:span><text:span text:style-name="T2"> </text:span></text:p>
          <text:p text:style-name="P1"><text:span text:style-name="T2">n</text:span><text:span text:style-name="T2">a</text:span><text:span text:style-name="T2">m</text:span><text:span text:style-name="T2">e</text:span></text:p>
          <text:p text:style-name="P1"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/text:p>
          <text:p text:style-name="P1"><text:span text:style-name="T2">c</text:span><text:span text:style-name="T2">o</text:span><text:span text:style-name="T2">n</text:span><text:span text:style-name="T2">t</text:span><text:span text:style-name="T2">a</text:span><text:span text:style-name="T2">c</text:span><text:span text:style-name="T2">t</text:span></text:p>
          <text:p text:style-name="P1"><text:span text:style-name="T2">e</text:span><text:span text:style-name="T2">m</text:span><text:span text:style-name="T2">ai</text:span><text:span text:style-name="T2">l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18cm" svg:height="0.762cm" svg:x="14.151cm" svg:y="7.172cm">
          <text:p text:style-name="P3">Teacher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175cm" svg:height="2.667cm" svg:x="3.213cm" svg:y="15.627cm">
          <text:p text:style-name="P3"><text:span text:style-name="T3">Studi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381cm" svg:height="0.381cm" svg:x="4.993cm" svg:y="21.0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6" draw:layer="layout" svg:width="0.381cm" svg:height="0.381cm" svg:x="4.993cm" svg:y="12.5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5" xml:id="id1" draw:id="id1" draw:layer="layout" svg:width="3.175cm" svg:height="2.667cm" svg:x="9.213cm" svg:y="15.427cm">
          <text:p text:style-name="P3"><text:span text:style-name="T3">Teach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svg:x1="12.388cm" svg:y1="16.761cm" svg:x2="14.151cm" svg:y2="9.371cm" draw:start-shape="id1" draw:start-glue-point="7" draw:end-shape="id2" draw:end-glue-point="3" svg:d="M12388 16761h882v-7390h881" svg:viewBox="0 0 1764 7391">
          <text:p/>
        </draw:connector>
        <draw:custom-shape draw:style-name="gr9" draw:text-style-name="P6" draw:layer="layout" svg:width="0.381cm" svg:height="0.381cm" svg:x="7.093cm" svg:y="22.7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6" draw:layer="layout" svg:width="0.381cm" svg:height="0.381cm" svg:x="14.393cm" svg:y="9.4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7" draw:layer="layout" draw:type="line" svg:x1="4.801cm" svg:y1="18.294cm" svg:x2="4.779cm" svg:y2="21.649cm" draw:start-shape="id3" draw:start-glue-point="6" draw:end-shape="id4" draw:end-glue-point="0" svg:d="M4801 18294l-22 3355" svg:viewBox="0 0 23 3356">
          <text:p/>
        </draw:connector>
        <draw:connector draw:style-name="gr11" draw:text-style-name="P7" draw:layer="layout" draw:type="line" svg:x1="4.801cm" svg:y1="15.627cm" svg:x2="4.81cm" svg:y2="12.379cm" draw:start-shape="id3" draw:start-glue-point="4" draw:end-shape="id5" draw:end-glue-point="2" svg:d="M4801 15627l9-3248" svg:viewBox="0 0 10 3249">
          <text:p/>
        </draw:connector>
        <draw:connector draw:style-name="gr10" draw:text-style-name="P3" draw:layer="layout" svg:x1="6.969cm" svg:y1="23.259cm" svg:x2="9.213cm" svg:y2="16.761cm" draw:start-shape="id6" draw:start-glue-point="1" draw:end-shape="id1" draw:end-glue-point="5" svg:d="M6969 23259h1122v-6498h1122" svg:viewBox="0 0 2245 6499">
          <text:p/>
        </draw:connector>
        <draw:line draw:style-name="gr11" draw:text-style-name="P7" draw:layer="layout" svg:x1="6.969cm" svg:y1="23.674cm" svg:x2="14.462cm" svg:y2="23.606cm">
          <text:p/>
        </draw:line>
        <draw:custom-shape draw:style-name="gr9" draw:text-style-name="P6" draw:layer="layout" svg:width="0.381cm" svg:height="0.381cm" svg:x="7.093cm" svg:y="23.7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6" draw:layer="layout" svg:width="0.381cm" svg:height="0.381cm" svg:x="14.093cm" svg:y="23.7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5" draw:layer="layout" svg:width="3.175cm" svg:height="2.667cm" svg:x="9.213cm" svg:y="22.327cm">
          <text:p text:style-name="P3"><text:span text:style-name="T3">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9" draw:layer="layout" svg:width="19cm" svg:height="0.889cm" svg:x="1cm" svg:y="1cm">
          <text:p text:style-name="P8"><text:span text:style-name="T4">RAMESH NEUPANE (069BEX433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DBM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4.224cm" svg:height="1.651cm" svg:x="3.413cm" svg:y="2.397cm">
          <text:p text:style-name="P10"><text:span text:style-name="T5">ER Diagram</text:span></text:p>
          <text:p text:style-name="P10"><text:span text:style-name="T5">Department Management Syste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23:31:02.743095481</meta:creation-date>
    <dc:date>2016-07-09T00:26:14.809525702</dc:date>
    <meta:editing-duration>PT11M54S</meta:editing-duration>
    <meta:editing-cycles>2</meta:editing-cycles>
    <meta:generator>LibreOffice/5.1.4.2$Linux_X86_64 LibreOffice_project/10m0$Build-2</meta:generator>
    <meta:document-statistic meta:object-count="24"/>
  </office:meta>
</office:document-meta>
</file>